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cc33" draw:marker-start-width="0.321cm" draw:marker-end-width="0.321cm" draw:fill-color="#00cc33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ff" draw:marker-start-width="0.321cm" draw:marker-end-width="0.321cm" draw:fill-color="#0000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66" draw:marker-start-width="0.321cm" draw:marker-end-width="0.321cm" draw:fill-color="#ff0066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6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objectwithoutfill">
      <style:graphic-properties draw:stroke="dash" draw:stroke-dash="Ultrafine_20_2_20_Dots_20_3_20_Dashes" svg:stroke-width="0.212cm" svg:stroke-color="#00cc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ff0066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cc3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00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color="#00cc00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0000ff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color="#ff0066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color="#ff0066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ff0066" fo:font-weight="bold" style:font-weight-asian="bold" style:font-weight-complex="bold"/>
    </style:style>
    <style:style style:name="P14" style:family="paragraph">
      <style:text-properties fo:color="#00cc00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00cc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cc00"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ff0066"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0066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cc00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cm" svg:height="3.3cm" svg:x="7cm" svg:y="10.9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cm" svg:height="3.3cm" svg:x="14.8cm" svg:y="5.8cm">
          <text:p text:style-name="P1"><text:span text:style-name="T1">RES1</text:span></text:p>
          <text:p text:style-name="P1"><text:span text:style-name="T2">Cpt = 2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cm" svg:height="3.3cm" svg:x="16.7cm" svg:y="10.9cm">
          <text:p text:style-name="P1"><text:span text:style-name="T1">RES2</text:span></text:p>
          <text:p text:style-name="P1"><text:span text:style-name="T2">Cpt = 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3cm" svg:height="3.3cm" svg:x="14.6cm" svg:y="15.9cm">
          <text:p text:style-name="P1"><text:span text:style-name="T1">RES3</text:span></text:p>
          <text:p text:style-name="P1"><text:span text:style-name="T2">Cpt = 5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1cm" svg:height="1cm" svg:x="3.3cm" svg:y="12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1cm" svg:x="4.4cm" svg:y="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cm" svg:height="1cm" svg:x="5.5cm" svg:y="12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6.5cm" svg:y1="18.3cm" svg:x2="17.1cm" svg:y2="17.6cm">
          <text:p/>
        </draw:line>
        <draw:line draw:style-name="gr6" draw:text-style-name="P9" draw:layer="layout" svg:x1="16.5cm" svg:y1="17.6cm" svg:x2="17.1cm" svg:y2="18.3cm">
          <text:p/>
        </draw:line>
        <draw:line draw:style-name="gr6" draw:text-style-name="P9" draw:layer="layout" svg:x1="16.7cm" svg:y1="7.4cm" svg:x2="17.3cm" svg:y2="8.1cm">
          <text:p/>
        </draw:line>
        <draw:line draw:style-name="gr6" draw:text-style-name="P9" draw:layer="layout" svg:x1="16.7cm" svg:y1="8.1cm" svg:x2="17.3cm" svg:y2="7.4cm">
          <text:p/>
        </draw:line>
        <draw:frame draw:style-name="gr7" draw:text-style-name="P11" draw:layer="layout" svg:width="4cm" svg:height="1.199cm" svg:x="3.1cm" svg:y="10.7cm">
          <draw:text-box>
            <text:p text:style-name="P10"><text:span text:style-name="T6">Vecteur de compteurs de S1</text:span></text:p>
          </draw:text-box>
        </draw:frame>
        <draw:line draw:style-name="gr8" draw:text-style-name="P9" draw:layer="layout" svg:x1="9.9cm" svg:y1="11.4cm" svg:x2="15.3cm" svg:y2="8.6cm">
          <text:p/>
        </draw:line>
        <draw:line draw:style-name="gr9" draw:text-style-name="P9" draw:layer="layout" svg:x1="9.8cm" svg:y1="13.7cm" svg:x2="15.1cm" svg:y2="16.4cm">
          <text:p/>
        </draw:line>
        <draw:frame draw:style-name="gr10" draw:text-style-name="P13" draw:layer="layout" svg:width="5.1cm" svg:height="1.8cm" svg:x="9.2cm" svg:y="15.7cm">
          <draw:text-box>
            <text:p text:style-name="P12"><text:span text:style-name="T7">Demande de Res3 Vec = (</text:span><text:span text:style-name="T8">2</text:span><text:span text:style-name="T7">, </text:span><text:span text:style-name="T9">0</text:span><text:span text:style-name="T7"> , 5)</text:span></text:p>
          </draw:text-box>
        </draw:frame>
        <draw:frame draw:style-name="gr10" draw:text-style-name="P15" draw:layer="layout" svg:width="5.1cm" svg:height="1.8cm" svg:x="9.3cm" svg:y="8.2cm">
          <draw:text-box>
            <text:p text:style-name="P14"><text:span text:style-name="T10">Demande de Res1</text:span></text:p>
            <text:p text:style-name="P14"><text:span text:style-name="T10">Vec = (2, </text:span><text:span text:style-name="T9">0</text:span><text:span text:style-name="T10"> , </text:span><text:span text:style-name="T7">5</text:span><text:span text:style-name="T10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generator>LibreOffice/5.2.7.2$Linux_X86_64 LibreOffice_project/20m0$Build-2</meta:generator>
    <dc:date>2019-03-08T14:15:54.785047371</dc:date>
    <meta:editing-duration>PT19M50S</meta:editing-duration>
    <meta:editing-cycles>10</meta:editing-cycles>
    <meta:document-statistic meta:object-count="16"/>
  </office:meta>
</office:document-meta>
</file>